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T6" style:parent-style-name="Absatz-Standardschriftart" style:family="text">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T9" style:parent-style-name="Absatz-Standardschriftart" style:family="text">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T14" style:parent-style-name="Absatz-Standardschriftart" style:family="text">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T17" style:parent-style-name="Absatz-Standardschriftart" style:family="text">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T22" style:parent-style-name="Absatz-Standardschriftart" style:family="text">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fo:language="en" fo:country="US"/>
    </style:style>
    <style:style style:name="P28" style:parent-style-name="Standard" style:family="paragraph">
      <style:text-properties fo:language="en" fo:country="US"/>
    </style:style>
    <style:style style:name="T29" style:parent-style-name="Absatz-Standardschriftart" style:family="text">
      <style:text-properties fo:language="en" fo:country="US"/>
    </style:style>
    <style:style style:name="P30" style:parent-style-name="Textbody" style:family="paragraph">
      <style:paragraph-properties fo:margin-bottom="0in"/>
      <style:text-properties fo:language="en" fo:country="US"/>
    </style:style>
    <style:style style:name="P31" style:parent-style-name="Standard" style:family="paragraph">
      <style:text-properties fo:language="en" fo:country="US"/>
    </style:style>
    <style:style style:name="T32" style:parent-style-name="Absatz-Standardschriftart" style:family="text">
      <style:text-properties fo:language="en" fo:country="US"/>
    </style:style>
    <style:style style:name="P33" style:parent-style-name="Standard" style:family="paragraph">
      <style:text-properties fo:language="en" fo:country="US"/>
    </style:style>
    <style:style style:name="T34" style:parent-style-name="Absatz-Standardschriftart" style:family="text">
      <style:text-properties fo:language="en" fo:country="US"/>
    </style:style>
    <style:style style:name="P35" style:parent-style-name="Standard" style:family="paragraph">
      <style:text-properties fo:language="en" fo:country="US"/>
    </style:style>
    <style:style style:name="T36" style:parent-style-name="Absatz-Standardschriftart" style:family="text">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fo:color="#44707B" fo:language="en" fo:country="US"/>
    </style:style>
    <style:style style:name="P41" style:parent-style-name="Standard" style:family="paragraph">
      <style:text-properties fo:color="#44707B" fo:language="en" fo:country="US"/>
    </style:style>
    <style:style style:name="P42" style:parent-style-name="Standard" style:family="paragraph">
      <style:text-properties fo:color="#44707B" fo:language="en" fo:country="US"/>
    </style:style>
    <style:style style:name="P43" style:parent-style-name="Standard" style:family="paragraph">
      <style:text-properties fo:color="#44707B" fo:language="en" fo:country="US"/>
    </style:style>
    <style:style style:name="P44" style:parent-style-name="Standard" style:family="paragraph">
      <style:text-properties fo:language="en" fo:country="US"/>
    </style:style>
    <style:style style:name="P45" style:parent-style-name="Standard" style:family="paragraph">
      <style:text-properties fo:color="#151871" style:text-underline-type="single" style:text-underline-style="solid" style:text-underline-width="auto" style:text-underline-mode="continuou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T48" style:parent-style-name="Absatz-Standardschriftart" style:family="text">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T51" style:parent-style-name="Absatz-Standardschriftart" style:family="text">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T70" style:parent-style-name="Absatz-Standardschriftart" style:family="text">
      <style:text-properties fo:language="en" fo:country="US"/>
    </style:style>
    <style:style style:name="T71" style:parent-style-name="StrongEmphasis" style:family="text">
      <style:text-properties fo:font-weight="normal" style:font-weight-asian="normal" style:font-weight-complex="normal" fo:language="en" fo:country="US"/>
    </style:style>
    <style:style style:name="T72" style:parent-style-name="Absatz-Standardschriftart" style:family="text">
      <style:text-properties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P80" style:parent-style-name="Standard" style:family="paragraph">
      <style:text-properties fo:language="en" fo:country="US"/>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T106" style:parent-style-name="Hyperlink" style:family="text">
      <style:text-properties fo:language="en" fo:country="US"/>
    </style:style>
    <style:style style:name="T107" style:parent-style-name="Absatz-Standardschriftart" style:family="text">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T114" style:parent-style-name="Absatz-Standardschriftart" style:family="text">
      <style:text-properties fo:language="en" fo:country="US"/>
    </style:style>
    <style:style style:name="T115" style:parent-style-name="Hyperlink" style:family="text">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T120" style:parent-style-name="Hyperlink" style:family="text">
      <style:text-properties fo:language="en" fo:country="US"/>
    </style:style>
    <style:style style:name="T121" style:parent-style-name="Hyperlink" style:family="text">
      <style:text-properties fo:language="en" fo:country="US"/>
    </style:style>
    <style:style style:name="T122" style:parent-style-name="Absatz-Standardschriftart" style:family="text">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language="en" fo:country="US"/>
    </style:style>
    <style:style style:name="T129" style:parent-style-name="Absatz-Standardschriftart" style:family="text">
      <style:text-properties fo:font-style="italic" style:font-style-asian="italic" fo:language="en" fo:country="US"/>
    </style:style>
    <style:style style:name="T130" style:parent-style-name="Absatz-Standardschriftart" style:family="text">
      <style:text-properties fo:font-style="italic" style:font-style-asian="italic" fo:language="en" fo:country="US"/>
    </style:style>
    <style:style style:name="T131" style:parent-style-name="Absatz-Standardschriftart" style:family="text">
      <style:text-properties fo:language="en" fo:country="US"/>
    </style:style>
    <style:style style:name="P132" style:parent-style-name="Standard" style:family="paragraph">
      <style:text-properties fo:language="en" fo:country="US"/>
    </style:style>
    <style:style style:name="T133" style:parent-style-name="Absatz-Standardschriftart" style:family="text">
      <style:text-properties fo:font-style="italic" style:font-style-asian="italic" fo:language="en" fo:country="US"/>
    </style:style>
    <style:style style:name="T134" style:parent-style-name="Absatz-Standardschriftart" style:family="text">
      <style:text-properties fo:font-style="italic" style:font-style-asian="italic" fo:language="en" fo:country="US"/>
    </style:style>
    <style:style style:name="T135" style:parent-style-name="Absatz-Standardschriftart" style:family="text">
      <style:text-properties fo:language="en" fo:country="US"/>
    </style:style>
    <style:style style:name="P136" style:parent-style-name="Standard" style:family="paragraph">
      <style:text-properties fo:language="en" fo:country="US"/>
    </style:style>
    <style:style style:name="T137" style:parent-style-name="Absatz-Standardschriftart" style:family="text">
      <style:text-properties fo:font-style="italic" style:font-style-asian="italic" fo:language="en" fo:country="US"/>
    </style:style>
    <style:style style:name="T138" style:parent-style-name="Absatz-Standardschriftart" style:family="text">
      <style:text-properties fo:language="en" fo:country="US"/>
    </style:style>
    <style:style style:name="P139" style:parent-style-name="Standard" style:family="paragraph">
      <style:text-properties fo:language="en" fo:country="US"/>
    </style:style>
    <style:style style:name="T140" style:parent-style-name="Absatz-Standardschriftart" style:family="text">
      <style:text-properties fo:font-style="italic" style:font-style-asian="italic" fo:language="en" fo:country="US"/>
    </style:style>
    <style:style style:name="T141" style:parent-style-name="Absatz-Standardschriftart" style:family="text">
      <style:text-properties fo:language="en" fo:country="US"/>
    </style:style>
    <style:style style:name="P142" style:parent-style-name="Standard" style:family="paragraph">
      <style:text-properties fo:language="en" fo:country="US"/>
    </style:style>
    <style:style style:name="T143" style:parent-style-name="Absatz-Standardschriftart" style:family="text">
      <style:text-properties fo:font-style="italic" style:font-style-asian="italic" fo:language="en" fo:country="US"/>
    </style:style>
    <style:style style:name="T144" style:parent-style-name="Absatz-Standardschriftart" style:family="text">
      <style:text-properties fo:language="en" fo:country="US"/>
    </style:style>
    <style:style style:name="P145" style:parent-style-name="Standard" style:family="paragraph">
      <style:text-properties fo:language="en" fo:country="US"/>
    </style:style>
    <style:style style:name="P146" style:parent-style-name="Standard" style:family="paragraph">
      <style:text-properties fo:language="en" fo:country="US"/>
    </style:style>
    <style:style style:name="P147" style:parent-style-name="Listenabsatz" style:family="paragraph">
      <style:paragraph-properties fo:text-align="justify"/>
    </style:style>
    <style:style style:name="T148" style:parent-style-name="Absatz-Standardschriftart" style:family="text">
      <style:text-properties fo:language="en" fo:country="US"/>
    </style:style>
    <style:style style:name="T149" style:parent-style-name="Absatz-Standardschriftart" style:family="text">
      <style:text-properties fo:language="en" fo:country="US"/>
    </style:style>
    <style:style style:name="T150" style:parent-style-name="Absatz-Standardschriftart" style:family="text">
      <style:text-properties fo:font-weight="bold" style:font-weight-asian="bold" fo:language="en" fo:country="US"/>
    </style:style>
    <style:style style:name="T151" style:parent-style-name="Absatz-Standardschriftart" style:family="text">
      <style:text-properties fo:language="en" fo:country="US"/>
    </style:style>
    <style:style style:name="P152" style:parent-style-name="Listenabsatz" style:family="paragraph"/>
    <style:style style:name="T153" style:parent-style-name="Absatz-Standardschriftart" style:family="text">
      <style:text-properties fo:language="en" fo:country="US"/>
    </style:style>
    <style:style style:name="T154" style:parent-style-name="Absatz-Standardschriftart" style:family="text">
      <style:text-properties fo:font-weight="bold" style:font-weight-asian="bold" fo:language="en" fo:country="US"/>
    </style:style>
    <style:style style:name="T155" style:parent-style-name="Absatz-Standardschriftart" style:family="text">
      <style:text-properties fo:language="en" fo:country="US"/>
    </style:style>
    <style:style style:name="T156" style:parent-style-name="Absatz-Standardschriftart" style:family="text">
      <style:text-properties fo:language="en" fo:country="US"/>
    </style:style>
    <style:style style:name="T157" style:parent-style-name="Absatz-Standardschriftart" style:family="text">
      <style:text-properties fo:language="en" fo:country="US"/>
    </style:style>
    <style:style style:name="T158" style:parent-style-name="Absatz-Standardschriftart" style:family="text">
      <style:text-properties fo:language="en" fo:country="US"/>
    </style:style>
    <style:style style:name="P159" style:parent-style-name="Standard" style:family="paragraph">
      <style:text-properties fo:language="en" fo:country="US"/>
    </style:style>
    <style:style style:name="P160" style:parent-style-name="Standard" style:family="paragraph">
      <style:text-properties fo:language="en" fo:country="US"/>
    </style:style>
    <style:style style:name="T161" style:parent-style-name="Hyperlink" style:family="text">
      <style:text-properties fo:language="en" fo:country="US"/>
    </style:style>
    <style:style style:name="P162" style:parent-style-name="Standard" style:family="paragraph">
      <style:text-properties fo:language="en" fo:country="US"/>
    </style:style>
    <style:style style:name="P163" style:parent-style-name="Standard" style:family="paragraph">
      <style:text-properties fo:language="en" fo:country="US"/>
    </style:style>
    <style:style style:name="P164" style:parent-style-name="Standard" style:family="paragraph">
      <style:text-properties style:font-name-complex="Mangal" style:font-size-complex="10.5pt" fo:language="en" fo:country="US"/>
    </style:style>
    <style:style style:name="P165" style:parent-style-name="Standard" style:family="paragraph">
      <style:text-properties style:font-name-complex="Mangal" style:font-size-complex="10.5pt" fo:language="en" fo:country="US"/>
    </style:style>
    <style:style style:name="P166" style:parent-style-name="Standard" style:family="paragraph">
      <style:text-properties style:font-name-complex="Mangal" style:font-size-complex="10.5pt" fo:language="en" fo:country="US"/>
    </style:style>
    <style:style style:name="P167" style:parent-style-name="Standard" style:family="paragraph">
      <style:text-properties style:font-name-complex="Mangal" style:font-size-complex="10.5pt" fo:language="en" fo:country="US"/>
    </style:style>
    <style:style style:name="P168" style:parent-style-name="Standard" style:family="paragraph">
      <style:text-properties style:font-name-complex="Mangal" style:font-size-complex="10.5pt" fo:language="en" fo:country="US"/>
    </style:style>
    <style:style style:name="T169" style:parent-style-name="Hyperlink" style:family="text">
      <style:text-properties style:font-name-complex="Mangal" style:font-size-complex="10.5pt" fo:language="en" fo:country="CH"/>
    </style:style>
    <style:style style:name="T170" style:parent-style-name="Hyperlink" style:family="text">
      <style:text-properties style:font-name-complex="Mangal" style:font-size-complex="10.5pt" fo:language="en" fo:country="CH"/>
    </style:style>
    <style:style style:name="T171" style:parent-style-name="Hyperlink" style:family="text">
      <style:text-properties style:font-name-complex="Mangal" style:font-size-complex="10.5pt" fo:language="en" fo:country="CH"/>
    </style:style>
    <style:style style:name="P172" style:parent-style-name="Standard" style:family="paragraph">
      <style:text-properties style:font-name-complex="Mangal" style:font-size-complex="10.5pt" fo:language="en" fo:country="CH"/>
    </style:style>
    <style:style style:name="P173" style:parent-style-name="Standard" style:family="paragraph">
      <style:text-properties style:font-name-complex="Mangal" style:font-size-complex="10.5pt" fo:language="en" fo:country="CH"/>
    </style:style>
    <style:style style:name="P174" style:parent-style-name="Standard" style:family="paragraph">
      <style:text-properties style:font-name-complex="Mangal" style:font-size-complex="10.5pt" fo:language="en" fo:country="CH"/>
    </style:style>
    <style:style style:name="P175" style:parent-style-name="Standard" style:family="paragraph">
      <style:text-properties style:font-name-complex="Mangal" style:font-size-complex="10.5pt" fo:language="en" fo:country="US"/>
    </style:style>
    <style:style style:name="P176" style:parent-style-name="Standard" style:family="paragraph">
      <style:text-properties style:font-name-complex="Mangal" style:font-size-complex="10.5pt" fo:language="en" fo:country="US"/>
    </style:style>
    <style:style style:name="P177" style:parent-style-name="Standard" style:family="paragraph">
      <style:text-properties style:font-name-complex="Mangal" style:font-size-complex="10.5pt" fo:language="en" fo:country="US"/>
    </style:style>
    <style:style style:name="P178" style:parent-style-name="Standard" style:family="paragraph">
      <style:text-properties style:font-name-complex="Mangal" style:font-size-complex="10.5pt" fo:language="en" fo:country="US"/>
    </style:style>
    <style:style style:name="P179" style:parent-style-name="Standard" style:family="paragraph">
      <style:text-properties fo:language="en" fo:country="US"/>
    </style:style>
  </office:automatic-styles>
  <office:body>
    <office:text text:use-soft-page-breaks="true">
      <text:p text:style-name="P1">17.05.2025</text:p>
      <text:p text:style-name="P2"/>
      <text:p text:style-name="P3">I found some<text:s/>works;<text:s/>I could<text:s/>refer<text:s/>to in my research.<text:s/>Both<text:s/>are from APA and are discussing the question, whether<text:s/>video games<text:s/>lead to more violence or not:</text:p>
      <text:p text:style-name="P4"/>
      <text:p text:style-name="P5">Violence in the media: Psychologists study potential harmful effects</text:p>
      <text:p text:style-name="Standard"><text:a xlink:href="https://www.apa.org/topics/video-games/violence-harmful-effects" office:target-frame-name="_top" xlink:show="replace"><text:span text:style-name="T6">https://www.apa.org/topics/video-games/violence-harmful-effects</text:span></text:a></text:p>
      <text:p text:style-name="P7"/>
      <text:p text:style-name="P8">Virtual violence</text:p>
      <text:p text:style-name="Standard"><text:a xlink:href="https://www.apa.org/monitor/2010/12/virtual-violence" office:target-frame-name="_top" xlink:show="replace"><text:span text:style-name="T9">https://www.apa.org/monitor/2010/12/virtual-violence</text:span></text:a></text:p>
      <text:p text:style-name="P10"/>
      <text:p text:style-name="P11">27.05.2025</text:p>
      <text:p text:style-name="P12"/>
      <text:p text:style-name="P13">I found a website of a community which «relives» Half Life 2 with the help of RTX Remix.</text:p>
      <text:p text:style-name="Standard"><text:a xlink:href="https://www.hl2rtx.com/" office:target-frame-name="_top" xlink:show="replace"><text:span text:style-name="T14">https://www.hl2rtx.com/</text:span></text:a></text:p>
      <text:p text:style-name="P15"/>
      <text:p text:style-name="P16">They call themselves Orbifod Studios and have an X-account on which they upload news.</text:p>
      <text:p text:style-name="Standard"><text:a xlink:href="https://x.com/hl2rtxofficial" office:target-frame-name="_top" xlink:show="replace"><text:span text:style-name="T17">https://x.com/hl2rtxofficial</text:span></text:a></text:p>
      <text:p text:style-name="P18"/>
      <text:p text:style-name="P19">Theory of how RTX Remix could possibly work:</text:p>
      <text:p text:style-name="P20">When RTX Remix is utilized to make a game use high-poly models instead of low-quality ones, it captures a scene of a game where you later manually replace everything you want to be different. The question is though, how does the game support high-poly models? NVIDIA wrote that it works only on PCs which have a graphic card of the RTX series. Additionally to that the game will start with new models only if you start it through RTX remix. Out of these facts I come up with the following theory: RTX Remix uses an other engine than the game itself which makes it possible to utilize textures and models of modern quality. It would also explain why it only works on RTX graphic cards. Probably the engine of RTX remix supports only NVIDIA RTX graphic cards.</text:p>
      <text:p text:style-name="P21"/>
      <text:p text:style-name="Standard"><text:a xlink:href="https://www.nvidia.com/en-us/geforce/rtx-remix/" office:target-frame-name="_top" xlink:show="replace"><text:span text:style-name="T22">https://www.nvidia.com/en-us/geforce/rtx-remix/</text:span></text:a></text:p>
      <text:p text:style-name="P23"/>
      <text:p text:style-name="P24">01.07.2025</text:p>
      <text:p text:style-name="P25"/>
      <text:p text:style-name="Standard"><text:a xlink:href="https://eth.swisscovery.slsp.ch/discovery/fulldisplay?docid=cdi_oup_primary_10_1093_bjc_azy067&amp;context=PC&amp;vid=41SLSP_ETH:ETH&amp;lang=de&amp;adaptor=Primo%20Central&amp;tab=41SLSP_DN_CI&amp;query=any%2Ccontains%2Csocial%20behavior%20%2B%20violence%20in%20games&amp;offset=0" office:target-frame-name="_top" xlink:show="replace"><text:span text:style-name="T26">Thinking outside the murder box’: virtual violence and pro-social action in video game</text:span></text:a><text:span text:style-name="T27">s</text:span></text:p>
      <text:p text:style-name="P28"/>
      <text:p text:style-name="Standard"><text:a xlink:href="https://eth.swisscovery.slsp.ch/discovery/fulldisplay?docid=alma99118821596205503&amp;context=L&amp;vid=41SLSP_ETH:ETH&amp;lang=de&amp;search_scope=DN_and_CI&amp;adaptor=Local%20Search%20Engine&amp;tab=41SLSP_DN_CI&amp;query=any%2Ccontains%2Csocial%20media%20%2B%20professional%20background&amp;offset=0" office:target-frame-name="_top" xlink:show="replace"><text:span text:style-name="T29">Social Media and Mental Health</text:span></text:a></text:p>
      <text:p text:style-name="P30">Cambridge medicine (Series)</text:p>
      <text:p text:style-name="P31"/>
      <text:p text:style-name="Standard"><text:a xlink:href="https://eth.swisscovery.slsp.ch/discovery/fulldisplay?docid=alma99118879084505503&amp;context=L&amp;vid=41SLSP_ETH:ETH&amp;lang=de&amp;search_scope=DN_and_CI&amp;adaptor=Local%20Search%20Engine&amp;tab=41SLSP_DN_CI&amp;query=any%2Ccontains%2Csocial%20media%20%2B%20professional%20background&amp;offset=0" office:target-frame-name="_top" xlink:show="replace"><text:span text:style-name="T32">Handbook of Social Media Use Online Relationships, Security, Privacy, and Society. Volume 2 /.</text:span></text:a></text:p>
      <text:p text:style-name="P33"/>
      <text:p text:style-name="Standard"><text:a xlink:href="https://eth.swisscovery.slsp.ch/discovery/fulldisplay?docid=cdi_doaj_primary_oai_doaj_org_article_fd9bad728b5b47f5a4cbd3fdb5a2b234&amp;context=PC&amp;vid=41SLSP_ETH:ETH&amp;lang=de&amp;adaptor=Primo%20Central&amp;tab=41SLSP_DN_CI&amp;query=any%2Ccontains%2Csocial%20media%20%2B%20professional%20background&amp;offset=20" office:target-frame-name="_top" xlink:show="replace"><text:span text:style-name="T34">Learning Outcomes and Educational Effectiveness of Social Media as a Continuing Professional Development Intervention for Practicing Surgeons: A Systematic Review and Narrative Synthesis</text:span></text:a></text:p>
      <text:p text:style-name="P35"/>
      <text:p text:style-name="Standard"><text:a xlink:href="https://eth.swisscovery.slsp.ch/discovery/fulldisplay?docid=alma990073124510205503&amp;context=L&amp;vid=41SLSP_ETH:ETH&amp;lang=de&amp;adaptor=Local%20Search%20Engine&amp;tab=41SLSP_DN_CI&amp;query=any%2Ccontains%2Csocial%20media%20%2B%20professional%20background&amp;offset=30" office:target-frame-name="_top" xlink:show="replace"><text:span text:style-name="T36">Computer games and new media cultures: a handbook of digital games studies</text:span></text:a></text:p>
      <text:p text:style-name="P37"/>
      <text:p text:style-name="P38">03.07.2025</text:p>
      <text:p text:style-name="Standard"><text:span text:style-name="T39"><text:line-break/></text:span><text:a xlink:href="https://eth.swisscovery.slsp.ch/discovery/fulldisplay?docid=cdi_crossref_citationtrail_10_1177_14614448221142007&amp;context=PC&amp;vid=41SLSP_ETH:ETH&amp;lang=de&amp;adaptor=Primo%20Central&amp;tab=41SLSP_DN_CI&amp;query=any%2Ccontains%2Cchatbots%20roleplaying&amp;offset=0" office:target-frame-name="_top" xlink:show="replace"><text:span text:style-name="T40">Too human and not human enough: A grounded theory analysis of mental health harms from emotional dependence on the social chatbot Replika</text:span></text:a></text:p>
      <text:p text:style-name="P41"/>
      <text:p text:style-name="P42"/>
      <text:p text:style-name="P43"/>
      <text:soft-page-break/>
      <text:p text:style-name="P44">Exploring the Impact of Anthropomorphism in Role-Playing AI Chatbots on Media Dependency: A Case Study of Xuanhe AI</text:p>
      <text:p text:style-name="P45">https://arxiv.org/abs/2411.17157</text:p>
      <text:p text:style-name="P46"/>
      <text:p text:style-name="P47">LLM Roleplay: Simulating Human-Chatbot Interaction</text:p>
      <text:p text:style-name="Standard"><text:a xlink:href="https://arxiv.org/abs/2407.03974" office:target-frame-name="_top" xlink:show="replace"><text:span text:style-name="T48">https://arxiv.org/abs/2407.03974</text:span></text:a></text:p>
      <text:p text:style-name="P49"/>
      <text:p text:style-name="P50">Future Research Avenues for Artificial Intelligence in Digital Gaming: An Exploratory Report</text:p>
      <text:p text:style-name="Standard"><text:a xlink:href="https://arxiv.org/abs/2412.14085" office:target-frame-name="_top" xlink:show="replace"><text:span text:style-name="T51">https://arxiv.org/abs/2412.14085</text:span></text:a></text:p>
      <text:p text:style-name="P52"/>
      <text:p text:style-name="P53">03.08.2025</text:p>
      <text:p text:style-name="P54"/>
      <text:p text:style-name="P55">Starting creating a detailed plan of the work/work structure (with introduction, different chapters and subchapter)</text:p>
      <text:p text:style-name="P56"/>
      <text:p text:style-name="P57">05.08.2025</text:p>
      <text:p text:style-name="P58"/>
      <text:p text:style-name="P59">Reviewing what’s written until now, correcting it and adding new chapters.</text:p>
      <text:p text:style-name="P60"/>
      <text:p text:style-name="P61">07.08.2025</text:p>
      <text:p text:style-name="P62"/>
      <text:p text:style-name="P63">Found another NVIDIAs AI project. It’s called NVIDIA ACE which’ goal is to add a new layer of realism to the game. (Not only graphics)</text:p>
      <text:p text:style-name="P64"/>
      <text:p text:style-name="Standard"><text:a xlink:href="https://developer.nvidia.com/ace-for-games" office:target-frame-name="_top" xlink:show="replace"><text:span text:style-name="T65">https://developer.nvidia.com/ace-for-games</text:span></text:a><text:span text:style-name="T66"><text:s/>-----&gt; <text:s/>integration of AI in games</text:span></text:p>
      <text:p text:style-name="P67"/>
      <text:p text:style-name="P68">short description of an AI model used in NVIDIA ACE called Whisper ASR:</text:p>
      <text:p text:style-name="P69"/>
      <text:p text:style-name="Standard"><text:span text:style-name="T70">Whisper ASR is a speech recognition model and was trained on 680,000 hours of labeled (</text:span><text:span text:style-name="T71">tagged</text:span><text:span text:style-name="T72"><text:s/>with the correct information) data. It is based on Open AI’s<text:s/></text:span><text:span text:style-name="T73">Whisper but</text:span><text:span text:style-name="T74"><text:s/>was optimized for a better performance and easy-to-download and easy-to-implement use.</text:span></text:p>
      <text:p text:style-name="P75"/>
      <text:p text:style-name="P76">09.08.2025</text:p>
      <text:p text:style-name="P77"/>
      <text:p text:style-name="P78">Finished the first version of contextual background. (Not the best yet)</text:p>
      <text:p text:style-name="P79"/>
      <text:p text:style-name="P80">What still needs to be done: Reviewing contextual background, correcting it, adding E-sports and Influencers, creating a plan of Analysis.</text:p>
      <text:p text:style-name="P81"/>
      <text:p text:style-name="P82">10.08.2025</text:p>
      <text:p text:style-name="P83"/>
      <text:p text:style-name="P84">added E-sports and Influencers to contextual background</text:p>
      <text:p text:style-name="P85"/>
      <text:p text:style-name="P86">12.08.2025</text:p>
      <text:p text:style-name="P87"/>
      <text:p text:style-name="P88">Reviewed contextual background and corrected it.</text:p>
      <text:p text:style-name="P89"/>
      <text:p text:style-name="P90">13.08.2025</text:p>
      <text:p text:style-name="P91"/>
      <text:p text:style-name="P92">Started with analysis, tried to come up with interesting questions</text:p>
      <text:p text:style-name="P93"/>
      <text:p text:style-name="P94"/>
      <text:soft-page-break/>
      <text:p text:style-name="P95">14.08.2025</text:p>
      <text:p text:style-name="P96"/>
      <text:p text:style-name="P97">Continued working on analysis</text:p>
      <text:p text:style-name="P98"/>
      <text:p text:style-name="P99">16.08.2025</text:p>
      <text:p text:style-name="P100"/>
      <text:p text:style-name="P101">Finished with Analysis, reviewed it. Probably needs more enhancement</text:p>
      <text:p text:style-name="P102"/>
      <text:p text:style-name="P103">13.09.2025</text:p>
      <text:p text:style-name="P104"/>
      <text:p text:style-name="P105">Found definition of AI<text:s/>in a paper which took it from<text:s/>the book “Artificial Intelligence A Modern Approach” by Stuart J. Russell and Peter Norvig</text:p>
      <text:p text:style-name="Standard"><text:a xlink:href="https://repository.ukim.mk/bitstream/20.500.12188/8188/1/CIIT2020_paper_30.pdf" office:target-frame-name="_top" xlink:show="replace"><text:span text:style-name="T106">https://repository.ukim.mk/bitstream/20.500.12188/8188/1/CIIT2020_paper_30.pdf</text:span></text:a><text:span text:style-name="T107"><text:s/></text:span></text:p>
      <text:p text:style-name="P108"/>
      <text:p text:style-name="P109">Authors: Filemon Jankuloski, Adrijan Božinovski, Veno Pachovski</text:p>
      <text:p text:style-name="P110">School of Computer Science and Information Technology</text:p>
      <text:p text:style-name="P111">University American College Skopje</text:p>
      <text:p text:style-name="P112">Last access time: 13.09.2025 11:33</text:p>
      <text:p text:style-name="P113"/>
      <text:p text:style-name="Standard"><text:span text:style-name="T114">Book itself can be found in the ETH library<text:s/></text:span><text:a xlink:href="https://eth.swisscovery.slsp.ch/discovery/fulldisplay?docid=alma99117202440705503&amp;context=L&amp;vid=41SLSP_ETH:ETH&amp;lang=de&amp;search_scope=DiscoveryNetwork&amp;adaptor=Local%20Search%20Engine&amp;tab=discovery_network&amp;query=any,contains,Artificial%20Intelligence:%20A%20Modern%20Approach&amp;sortby=date_d&amp;facet=frbrgroupid,include,9048942315969388878&amp;offset=0" office:target-frame-name="_top" xlink:show="replace"><text:span text:style-name="T115">https://eth.swisscovery.slsp.ch/discovery/fulldisplay?docid=alma99117202440705503&amp;context=L&amp;vid=41SLSP_ETH:ETH&amp;lang=de&amp;search_scope=DiscoveryNetwork&amp;adaptor=Local%20Search%20Engine&amp;tab=discovery_network&amp;query=any,contains,Artificial%20Intelligence:%20A%20Modern%20Approach&amp;sortby=date_d&amp;facet=frbrgroupid,include,9048942315969388878&amp;offset=0</text:span></text:a></text:p>
      <text:p text:style-name="P116"/>
      <text:p text:style-name="P117">According to<text:s/>the paper, one of the definitions is the following: Artificial Intelligence is a machine/system/program which aims to mimic/simulate human intelligence as closely as possible.</text:p>
      <text:p text:style-name="P118"/>
      <text:p text:style-name="P119">In the EU AI<text:s/>Act,<text:s/>there’s written other definition of AI.</text:p>
      <text:p text:style-name="Standard"><text:a xlink:href="https://eur-lex.europa.eu/eli/reg/2024/1689/oj/eng" office:target-frame-name="_top" xlink:show="replace"><text:span text:style-name="T120">https://eur-lex.europa.eu/eli/reg/2024/1689/oj/eng</text:span></text:a></text:p>
      <text:p text:style-name="Standard"><text:a xlink:href="https://eur-lex.europa.eu/legal-content/EN/TXT/PDF/?uri=OJ:L_202401689" office:target-frame-name="_top" xlink:show="replace"><text:span text:style-name="T121">https://eur-lex.europa.eu/legal-content/EN/TXT/PDF/?uri=OJ:L_202401689</text:span></text:a><text:span text:style-name="T122"><text:s/>(page 46)</text:span></text:p>
      <text:p text:style-name="P123"/>
      <text:p text:style-name="P124">Article 3, paragraph 1</text:p>
      <text:p text:style-name="P125">“ ‘AI system’ means a machine-based system that is designed to operate with varying levels of autonomy and that may exhibit adaptiveness after deployment, and that, for explicit or implicit objectives, infers, from the input it receives, how to generate outputs such as predictions, content, recommendations, or decisions that can influence physical or virtual environments;”</text:p>
      <text:p text:style-name="P126"/>
      <text:p text:style-name="P127">Splitting up to understand better:</text:p>
      <text:p text:style-name="P128"/>
      <text:p text:style-name="Standard"><text:span text:style-name="T129">m</text:span><text:span text:style-name="T130">achine-based system<text:s/></text:span><text:span text:style-name="T131">=&gt; not a biological or organic entity. Product of engineering and software.</text:span></text:p>
      <text:p text:style-name="P132"/>
      <text:p text:style-name="Standard"><text:span text:style-name="T133">v</text:span><text:span text:style-name="T134">arying levels of autonomy</text:span><text:span text:style-name="T135"><text:s/>=&gt; can be both: fully controlled by a person (a doctor if used in medicine) or complete tasks by itself (self-driving car)</text:span></text:p>
      <text:p text:style-name="P136"/>
      <text:p text:style-name="Standard"><text:span text:style-name="T137">may exhibit adaptiveness after deployment</text:span><text:span text:style-name="T138"><text:s/>=&gt; can learn and change its behavior based on new data it encounters after it has been launched.</text:span></text:p>
      <text:p text:style-name="P139"/>
      <text:p text:style-name="Standard"><text:span text:style-name="T140">explicit or implicit objectives</text:span><text:span text:style-name="T141"><text:s/>=&gt; explicit: defined goal by the developer; implicit: goals it might learn from the data and its environment</text:span></text:p>
      <text:p text:style-name="P142"/>
      <text:soft-page-break/>
      <text:p text:style-name="Standard"><text:span text:style-name="T143">infers, from the input it receives, how to generate outputs</text:span><text:span text:style-name="T144"><text:s/>=&gt; the system using patterns it has learned to reason and produce a result it wasn't explicitly told how to produce. It's making an educated "guess" based on its training.</text:span></text:p>
      <text:p text:style-name="P145">According to this definition AI in old/classic games like Skyrim is not AI.</text:p>
      <text:p text:style-name="P146">Reasons:<text:s/></text:p>
      <text:list text:style-name="LFO3" text:continue-numbering="true">
        <text:list-item>
          <text:p text:style-name="P147"><text:bookmark-start text:name="_Hlk208666280"/><text:span text:style-name="T148">Does</text:span><text:span text:style-name="T149"><text:s/></text:span><text:span text:style-name="T150">not</text:span><text:span text:style-name="T151"><text:s/>have varying levels of autonomy</text:span></text:p>
        </text:list-item>
        <text:list-item>
          <text:p text:style-name="P152"><text:bookmark-end text:name="_Hlk208666280"/><text:span text:style-name="T153">Can<text:s/></text:span><text:span text:style-name="T154">not</text:span><text:span text:style-name="T155"><text:s/></text:span><text:bookmark-start text:name="_Hlk208666329"/><text:span text:style-name="T156">learn and change its behavior base</text:span><text:span text:style-name="T157">d</text:span><text:span text:style-name="T158"><text:s/>on new data</text:span><text:bookmark-end text:name="_Hlk208666329"/></text:p>
        </text:list-item>
      </text:list>
      <text:p text:style-name="P159"/>
      <text:p text:style-name="P160">Riva/Magpie TTS (Text to Speech) Preview:</text:p>
      <text:p text:style-name="Standard"><text:a xlink:href="https://build.nvidia.com/nvidia/magpie-tts-flow" office:target-frame-name="_top" xlink:show="replace"><text:span text:style-name="T161">https://build.nvidia.com/nvidia/magpie-tts-flow</text:span></text:a></text:p>
      <text:p text:style-name="P162"/>
      <text:p text:style-name="P163"/>
      <text:p text:style-name="P164">Finished writing approximately 5 pages (from chapter 1 to chapter 2.1.1.1.3)</text:p>
      <text:p text:style-name="P165"/>
      <text:p text:style-name="P166">14.09.2025</text:p>
      <text:p text:style-name="P167"/>
      <text:p text:style-name="P168">Reread what I wrote, corrected sentences and language in general, to make it sound better.</text:p>
      <text:p text:style-name="Standard"><text:a xlink:href="https://www.scribbr.com/category/research-paper/" office:target-frame-name="_top" xlink:show="replace"><text:span text:style-name="T169">https://www.scribbr.com/category/research-paper/</text:span></text:a></text:p>
      <text:p text:style-name="Standard"><text:a xlink:href="https://www.scribbr.com/academic-writing/transition-words/" office:target-frame-name="_top" xlink:show="replace"><text:span text:style-name="T170">https://www.scribbr.com/academic-writing/transition-words/</text:span></text:a></text:p>
      <text:p text:style-name="Standard"><text:a xlink:href="https://www.scribbr.com/academic-writing/taboo-words/" office:target-frame-name="_top" xlink:show="replace"><text:span text:style-name="T171">https://www.scribbr.com/academic-writing/taboo-words/</text:span></text:a></text:p>
      <text:p text:style-name="P172"/>
      <text:p text:style-name="P173">The links above helped me writing the paper in an academic and formal way.</text:p>
      <text:p text:style-name="P174"/>
      <text:p text:style-name="P175">15.09.2025</text:p>
      <text:p text:style-name="P176"/>
      <text:p text:style-name="P177">Reread again what I wrote and corrected sentences before uploading</text:p>
      <text:p text:style-name="P178"/>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Überschrift3" style:display-name="Überschrift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style:text-properties style:font-name="Aptos Display" style:font-name-asian="Times New Roman" style:font-name-complex="Mangal" fo:color="#0F4761"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Überschrift5Zchn" style:display-name="Überschrift 5 Zchn" style:family="text" style:parent-style-name="Absatz-Standardschriftart">
      <style:text-properties style:font-name="Aptos Display" style:font-name-asian="Times New Roman" style:font-name-complex="Mangal" fo:color="#0F4761"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5" style:num-format=""/>
    </text:outline-style>
    <style:style style:name="WW_CharLFO2LVL1" style:family="text">
      <style:text-properties style:font-name="Symbol" style:font-name-asian="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egor Ivanov (KZN)</dc:creator>
    <meta:creation-date>2025-05-17T10:19:00Z</meta:creation-date>
    <dc:date>2025-09-15T16:49:00Z</dc:date>
    <meta:template xlink:href="Normal.dotm" xlink:type="simple"/>
    <meta:editing-cycles>18</meta:editing-cycles>
    <meta:editing-duration>PT0S</meta:editing-duration>
    <meta:document-statistic meta:page-count="4" meta:paragraph-count="42" meta:word-count="1507" meta:character-count="9935" meta:row-count="143" meta:non-whitespace-character-count="8470"/>
  </office:meta>
</office:document-meta>
</file>